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fo:color="#ff0000" style:font-name="Calibri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A ESTE EJERCICIO EXISTE UN ARCHIVO JAVA, SE VE MÁS CLARO</text:p>
      <text:p text:style-name="P1"/>
      <text:p text:style-name="P1">package tarea2ejercicio2;</text:p>
      <text:p text:style-name="P1"/>
      <text:p text:style-name="P1">/**</text:p>
      <text:p text:style-name="P1"><text:s/>* @author Victor</text:p>
      <text:p text:style-name="P1"><text:s/>*</text:p>
      <text:p text:style-name="P1"><text:s/>* EJERCIO 2 de la TAREA 2 Dado el siguiente programa, modifícalo para utilizar</text:p>
      <text:p text:style-name="P1"><text:s/>* las variables que se indican. El tipo de dato elegido debe ser el de menos</text:p>
      <text:p text:style-name="P1"><text:s/>* bits posibles que puedan representar el valor. Justifica tu elección.</text:p>
      <text:p text:style-name="P1"><text:s/>* </text:p>
      <text:p text:style-name="P1"><text:s/>*/</text:p>
      <text:p text:style-name="P1">public class Ejercicio02_Variables {</text:p>
      <text:p text:style-name="P1"/>
      <text:p text:style-name="P1"><text:s text:c="4"/>// Sexo: con dos valores posibles 'V' o 'M' <text:s/>- char almacena un caracter, pesa 1bit.</text:p>
      <text:p text:style-name="P1"><text:s text:c="4"/>public enum Sexo {</text:p>
      <text:p text:style-name="P1"><text:s text:c="8"/>V, M</text:p>
      <text:p text:style-name="P1"><text:s text:c="8"/>/**</text:p>
      <text:p text:style-name="P1"><text:s text:c="9"/>* Creo que en este caso es mejor hacerlo enumerado por indicar el</text:p>
      <text:p text:style-name="P1"><text:s text:c="9"/>* enunciado que solo tiene dos valores posibles.</text:p>
      <text:p text:style-name="P1"><text:s text:c="9"/>*/</text:p>
      <text:p text:style-name="P1"><text:s text:c="4"/>}</text:p>
      <text:p text:style-name="P1"/>
      <text:p text:style-name="P1"><text:s text:c="4"/>/*</text:p>
      <text:p text:style-name="P1"><text:s text:c="5"/>Para declarar el punto 3. Días de la semana, se podría tambien como un Array.</text:p>
      <text:p text:style-name="P1"><text:s text:c="5"/>Me queda claro que en datos enumerados los valores son constantes y como</text:p>
      <text:p text:style-name="P1"><text:s text:c="5"/>array no -seria un array de Strings-, ¿cual sería el modo más correcto?</text:p>
      <text:p text:style-name="P1"><text:s text:c="5"/>*/</text:p>
      <text:p text:style-name="P1"><text:s text:c="4"/>// Día de la semana - Clase Datos enumerados.</text:p>
      <text:p text:style-name="P1"><text:s text:c="4"/>public enum DiasSemanalesEnum {</text:p>
      <text:p text:style-name="P1"><text:s text:c="8"/>Lunes, Martes, Miercoles, Jueves, Viernes, Sabado, Domingo</text:p>
      <text:p text:style-name="P1"><text:s text:c="4"/>};</text:p>
      <text:p text:style-name="P1"/>
      <text:p text:style-name="P1"><text:s text:c="4"/>public static void main(String[] args) {</text:p>
      <text:p text:style-name="P1"><text:s text:c="8"/>// Días de la semana - Array de String que tiene por valores los dias de la semana.</text:p>
      <text:p text:style-name="P1"><text:s text:c="8"/>String DiasSemanalesArray[] = {"Lunes", "Martes", "Miercoles", "Jueves", "Viernes", "Sábado", "Domingo"};</text:p>
      <text:p text:style-name="P1"/>
      <text:p text:style-name="P1"><text:s text:c="8"/>// Si un empleado está casado o no. - boleano</text:p>
      <text:p text:style-name="P1"><text:s text:c="8"/>boolean empleadoCasado = false;</text:p>
      <text:p text:style-name="P1"/>
      <text:p text:style-name="P1"><text:s text:c="8"/>/*</text:p>
      <text:p text:style-name="P1"><text:s text:c="8"/>Para esta variable decido que sea de Tipo boolean porque son solo necesarios</text:p>
      <text:p text:style-name="P1"><text:s text:c="8"/>dos valores true o false</text:p>
      <text:p text:style-name="P1"><text:s text:c="9"/>*/</text:p>
      <text:p text:style-name="P1"><text:s text:c="8"/>// Valor máximo no modificable: 999999. - constante: int</text:p>
      <text:p text:style-name="P1"><text:s text:c="8"/>final int VALORMAX = 999999;</text:p>
      <text:p text:style-name="P1"><text:s text:c="8"/>/**</text:p>
      <text:p text:style-name="P1"><text:s text:c="9"/>* Para este valor necesitamos el rango de valores que provee el tipo de</text:p>
      <text:p text:style-name="P1"><text:s text:c="9"/>* datos int. Al estar indicado que no puede ser modificable elijo que</text:p>
      <text:p text:style-name="P1"><text:s text:c="9"/>* sea una constante.</text:p>
      <text:p text:style-name="P1"><text:s text:c="9"/>*/</text:p>
      <text:p text:style-name="P1"/>
      <text:p text:style-name="P1"><text:s text:c="8"/>// Día del año. - short</text:p>
      <text:p text:style-name="P1"><text:soft-page-break/><text:s text:c="8"/>short diaAnual = 0;</text:p>
      <text:p text:style-name="P1"><text:s text:c="8"/>/**</text:p>
      <text:p text:style-name="P1"><text:s text:c="9"/>* Tipo short tenemos un rango valores más que suficiente para almacenar</text:p>
      <text:p text:style-name="P1"><text:s text:c="9"/>* el número del día del año que necesitemos.</text:p>
      <text:p text:style-name="P1"><text:s text:c="9"/>*/</text:p>
      <text:p text:style-name="P1"/>
      <text:p text:style-name="P1"><text:s text:c="8"/>// Milisegundos transcurridos desde el 01/01/1970 hasta nuestros días. - double</text:p>
      <text:p text:style-name="P1"><text:s text:c="8"/>long miliseg = 0L;</text:p>
      <text:p text:style-name="P1"><text:s text:c="8"/>/**</text:p>
      <text:p text:style-name="P1"><text:s text:c="9"/>* Necesitamos un número entero muy grande por eso el tipo long.</text:p>
      <text:p text:style-name="P1"><text:s text:c="9"/>*/</text:p>
      <text:p text:style-name="P1"/>
      <text:p text:style-name="P1"><text:s text:c="8"/>// Almacenar el total de una factura - float</text:p>
      <text:p text:style-name="P1"><text:s text:c="8"/>float totalFra = 0F;</text:p>
      <text:p text:style-name="P1"><text:s text:c="8"/>/**</text:p>
      <text:p text:style-name="P1"><text:s text:c="9"/>* en este caso necesitamos menos precisión que en el ejemplo anterior</text:p>
      <text:p text:style-name="P1"><text:s text:c="9"/>* y, como le estoy dando su valor por defecto, para que la VM no lo</text:p>
      <text:p text:style-name="P1"><text:s text:c="9"/>* trate como tipo double -que es lo que hace en este caso- y ocupe</text:p>
      <text:p text:style-name="P1"><text:s text:c="9"/>* espacio de más en memoria, le añado la 'F' después del valor de la</text:p>
      <text:p text:style-name="P1"><text:s text:c="9"/>* variable y de ese modo lo entiendo como de tipo float. Otra opción</text:p>
      <text:p text:style-name="P1"><text:s text:c="9"/>* para que no ocurra este podría se no darle valor a la variable: float</text:p>
      <text:p text:style-name="P1"><text:s text:c="9"/>* totalFra;</text:p>
      <text:p text:style-name="P1"><text:s text:c="9"/>*/</text:p>
      <text:p text:style-name="P1"/>
      <text:p text:style-name="P1"><text:s text:c="8"/>// Población mundial del planeta tierra. - long</text:p>
      <text:p text:style-name="P1"><text:s text:c="8"/>long poblacionTotal = 0L;</text:p>
      <text:p text:style-name="P1"><text:s text:c="8"/>/**</text:p>
      <text:p text:style-name="P1"><text:s text:c="9"/>* Para esta variable Tipo númerico muy grande, tipo long. Del mismo</text:p>
      <text:p text:style-name="P1"><text:s text:c="9"/>* modo que el anterior si queremos, que con su valor default, la VM lo</text:p>
      <text:p text:style-name="P1"><text:s text:c="9"/>* trate como este tipo de dato debemos indicarlo con 'L' o 'l' al final</text:p>
      <text:p text:style-name="P1"><text:s text:c="9"/>* del valor. No escojo que sea una constante porque la población de la</text:p>
      <text:p text:style-name="P1"><text:s text:c="9"/>* tierra e variable.</text:p>
      <text:p text:style-name="P1"><text:s text:c="9"/>*/</text:p>
      <text:p text:style-name="P1"/>
      <text:p text:style-name="P1"><text:s text:c="4"/>}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</meta:editing-duration>
    <meta:editing-cycles>4</meta:editing-cycles>
    <meta:generator>OpenOffice/4.1.6$Win32 OpenOffice.org_project/416m1$Build-9790</meta:generator>
    <dc:date>2020-12-09T10:08:03.16</dc:date>
    <meta:document-statistic meta:table-count="0" meta:image-count="0" meta:object-count="0" meta:page-count="2" meta:paragraph-count="77" meta:word-count="532" meta:character-count="3310"/>
    <meta:user-defined meta:name="Info 1"/>
    <meta:user-defined meta:name="Info 2"/>
    <meta:user-defined meta:name="Info 3"/>
    <meta:user-defined meta:name="Info 4"/>
  </office:meta>
</office:document-meta>
</file>